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Bs</text:p>
      <text:p text:style-name="Standard"/>
      <text:p text:style-name="Standard">STANDARD Dokument 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rko Kämpf</meta:initial-creator>
    <meta:creation-date>2016-08-13T20:15:16</meta:creation-date>
    <meta:document-statistic meta:table-count="0" meta:image-count="0" meta:object-count="0" meta:page-count="1" meta:paragraph-count="2" meta:word-count="4" meta:character-count="25"/>
    <dc:date>2016-08-13T20:16:16</dc:date>
    <dc:creator>Mirko Kämpf</dc:creator>
    <meta:editing-duration>PT1M1S</meta:editing-duration>
    <meta:editing-cycles>1</meta:editing-cycles>
    <meta:generator>OpenOffice/4.1.0$Unix OpenOffice.org_project/410m18$Build-9764</meta:generator>
  </office:meta>
</office:document-meta>
</file>